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text-properties officeooo:rsid="002ad1fd" officeooo:paragraph-rsid="002ad1f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weight="normal" officeooo:rsid="0016a40c" officeooo:paragraph-rsid="0016a40c" style:font-weight-asian="normal" style:font-weight-complex="normal"/>
    </style:style>
    <style:style style:name="P6" style:family="paragraph" style:parent-style-name="Text_20_body" style:list-style-name="L2">
      <style:paragraph-properties fo:text-align="justify" style:justify-single-word="false"/>
      <style:text-properties fo:font-weight="normal" officeooo:rsid="0016a40c" officeooo:paragraph-rsid="0016a40c" style:font-weight-asian="normal" style:font-weight-complex="normal"/>
    </style:style>
    <style:style style:name="P7" style:family="paragraph" style:parent-style-name="Text_20_body" style:list-style-name="L2">
      <style:paragraph-properties fo:text-align="justify" style:justify-single-word="false"/>
      <style:text-properties officeooo:rsid="0016a40c"/>
    </style:style>
    <style:style style:name="P8" style:family="paragraph" style:parent-style-name="Standard" style:list-style-name="L2">
      <style:paragraph-properties fo:text-align="justify" style:justify-single-word="false"/>
      <style:text-properties fo:font-weight="normal" officeooo:rsid="0016a40c" officeooo:paragraph-rsid="0016a40c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officeooo:rsid="0016a40c"/>
    </style:style>
    <style:style style:name="P10" style:family="paragraph" style:parent-style-name="Text_20_body">
      <style:paragraph-properties fo:margin-left="0.4925in" fo:text-align="justify" style:justify-single-word="false" fo:text-indent="0in" style:auto-text-indent="false"/>
      <style:text-properties officeooo:rsid="0016a40c"/>
    </style:style>
    <style:style style:name="P11" style:family="paragraph" style:parent-style-name="Text_20_body" style:list-style-name="L3">
      <style:paragraph-properties fo:text-align="justify" style:justify-single-word="false"/>
      <style:text-properties officeooo:rsid="0016a40c"/>
    </style:style>
    <style:style style:name="P12" style:family="paragraph" style:parent-style-name="Text_20_body" style:list-style-name="L4">
      <style:paragraph-properties fo:text-align="justify" style:justify-single-word="false"/>
      <style:text-properties officeooo:rsid="0016a40c"/>
    </style:style>
    <style:style style:name="P13" style:family="paragraph" style:parent-style-name="Text_20_body">
      <style:paragraph-properties fo:margin-left="2.9543in" fo:text-align="justify" style:justify-single-word="false" fo:text-indent="0in" style:auto-text-indent="false"/>
      <style:text-properties officeooo:rsid="0016a40c"/>
    </style:style>
    <style:style style:name="P14" style:family="paragraph" style:parent-style-name="Text_20_body" style:list-style-name="L5">
      <style:paragraph-properties fo:text-align="justify" style:justify-single-word="false"/>
      <style:text-properties officeooo:rsid="0016a40c"/>
    </style:style>
    <style:style style:name="P15" style:family="paragraph" style:parent-style-name="Text_20_body" style:list-style-name="L6">
      <style:paragraph-properties fo:text-align="justify" style:justify-single-word="false"/>
      <style:text-properties officeooo:rsid="0016a40c"/>
    </style:style>
    <style:style style:name="P16" style:family="paragraph" style:parent-style-name="Text_20_body" style:list-style-name="L7">
      <style:paragraph-properties fo:text-align="justify" style:justify-single-word="false"/>
      <style:text-properties officeooo:rsid="0016a40c"/>
    </style:style>
    <style:style style:name="P17" style:family="paragraph" style:parent-style-name="Text_20_body" style:list-style-name="L8">
      <style:paragraph-properties fo:text-align="justify" style:justify-single-word="false"/>
      <style:text-properties officeooo:rsid="0016a40c" officeooo:paragraph-rsid="00216cf5"/>
    </style:style>
    <style:style style:name="P18" style:family="paragraph" style:parent-style-name="Text_20_body" style:list-style-name="L9">
      <style:paragraph-properties fo:text-align="justify" style:justify-single-word="false"/>
      <style:text-properties officeooo:rsid="0016a40c"/>
    </style:style>
    <style:style style:name="P19" style:family="paragraph" style:parent-style-name="Text_20_body" style:list-style-name="L10">
      <style:paragraph-properties fo:text-align="justify" style:justify-single-word="false"/>
      <style:text-properties officeooo:rsid="0016a40c"/>
    </style:style>
    <style:style style:name="P20" style:family="paragraph" style:parent-style-name="Standard">
      <style:paragraph-properties fo:margin-left="0.4925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Standard">
      <style:paragraph-properties fo:margin-left="0.9846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24" style:family="paragraph" style:parent-style-name="Text_20_body" style:list-style-name="L11">
      <style:paragraph-properties fo:margin-left="0.9846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25" style:family="paragraph" style:parent-style-name="Text_20_body" style:list-style-name="L11">
      <style:paragraph-properties fo:margin-left="0.9846in" fo:text-align="justify" style:justify-single-word="false" fo:text-indent="-0.25in" style:auto-text-indent="false"/>
    </style:style>
    <style:style style:name="P26" style:family="paragraph" style:parent-style-name="Text_20_body">
      <style:paragraph-properties fo:margin-left="0.4925in" fo:text-align="justify" style:justify-single-word="false" fo:text-indent="0in" style:auto-text-indent="false"/>
    </style:style>
    <style:style style:name="P27" style:family="paragraph" style:parent-style-name="Standard" style:list-style-name="L12">
      <style:paragraph-properties fo:text-align="justify" style:justify-single-word="false"/>
      <style:text-properties fo:font-weight="normal" style:font-weight-asian="normal" style:font-weight-complex="normal"/>
    </style:style>
    <style:style style:name="P28" style:family="paragraph" style:parent-style-name="Standard">
      <style:paragraph-properties fo:margin-left="0.4925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29" style:family="paragraph" style:parent-style-name="Standard" style:list-style-name="L13">
      <style:paragraph-properties fo:text-align="justify" style:justify-single-word="false"/>
      <style:text-properties fo:font-weight="normal" style:font-weight-asian="normal" style:font-weight-complex="normal"/>
    </style:style>
    <style:style style:name="P30" style:family="paragraph" style:parent-style-name="Standard" style:list-style-name="L14">
      <style:paragraph-properties fo:text-align="justify" style:justify-single-word="false"/>
      <style:text-properties fo:font-weight="normal" style:font-weight-asian="normal" style:font-weight-complex="normal"/>
    </style:style>
    <style:style style:name="P31" style:family="paragraph" style:parent-style-name="Standard" style:list-style-name="L15">
      <style:paragraph-properties fo:text-align="justify" style:justify-single-word="false"/>
      <style:text-properties fo:font-weight="normal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3" style:family="paragraph" style:parent-style-name="Standard" style:list-style-name="L16">
      <style:paragraph-properties fo:text-align="justify" style:justify-single-word="false"/>
      <style:text-properties fo:font-weight="normal" style:font-weight-asian="normal" style:font-weight-complex="normal"/>
    </style:style>
    <style:style style:name="P34" style:family="paragraph" style:parent-style-name="Standard" style:list-style-name="L17">
      <style:paragraph-properties fo:text-align="justify" style:justify-single-word="false"/>
      <style:text-properties fo:font-weight="normal" style:font-weight-asian="normal" style:font-weight-complex="normal"/>
    </style:style>
    <style:style style:name="P35" style:family="paragraph" style:parent-style-name="Standard" style:list-style-name="L18">
      <style:paragraph-properties fo:text-align="justify" style:justify-single-word="false"/>
      <style:text-properties fo:font-weight="normal" style:font-weight-asian="normal" style:font-weight-complex="normal"/>
    </style:style>
    <style:style style:name="P36" style:family="paragraph" style:parent-style-name="Standard" style:list-style-name="L19">
      <style:paragraph-properties fo:text-align="justify" style:justify-single-word="false"/>
      <style:text-properties fo:font-weight="normal" officeooo:paragraph-rsid="0027f456" style:font-weight-asian="normal" style:font-weight-complex="normal"/>
    </style:style>
    <style:style style:name="P37" style:family="paragraph" style:parent-style-name="Standard" style:list-style-name="L20">
      <style:paragraph-properties fo:text-align="justify" style:justify-single-word="false"/>
      <style:text-properties fo:font-weight="normal" officeooo:paragraph-rsid="0027f456" style:font-weight-asian="normal" style:font-weight-complex="normal"/>
    </style:style>
    <style:style style:name="P38" style:family="paragraph" style:parent-style-name="Standard" style:list-style-name="L18">
      <style:paragraph-properties fo:text-align="justify" style:justify-single-word="false"/>
      <style:text-properties fo:font-weight="normal" officeooo:rsid="0027f456" officeooo:paragraph-rsid="0027f456" style:font-weight-asian="normal" style:font-weight-complex="normal"/>
    </style:style>
    <style:style style:name="P39" style:family="paragraph" style:parent-style-name="Standard" style:list-style-name="L21">
      <style:paragraph-properties fo:text-align="justify" style:justify-single-word="false"/>
      <style:text-properties fo:font-weight="normal" officeooo:rsid="0027f456" officeooo:paragraph-rsid="0027f456" style:font-weight-asian="normal" style:font-weight-complex="normal"/>
    </style:style>
    <style:style style:name="P40" style:family="paragraph" style:parent-style-name="Standard" style:list-style-name="L18">
      <style:paragraph-properties fo:text-align="justify" style:justify-single-word="false"/>
      <style:text-properties fo:font-weight="normal" officeooo:paragraph-rsid="0027f456" style:font-weight-asian="normal" style:font-weight-complex="normal"/>
    </style:style>
    <style:style style:name="P41" style:family="paragraph" style:parent-style-name="Standard" style:list-style-name="L22">
      <style:paragraph-properties fo:text-align="justify" style:justify-single-word="false"/>
      <style:text-properties fo:font-weight="normal" officeooo:paragraph-rsid="0027f456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paragraph-rsid="0027f456" style:font-weight-asian="normal" style:font-weight-complex="normal"/>
    </style:style>
    <style:style style:name="P43" style:family="paragraph" style:parent-style-name="Standard">
      <style:paragraph-properties fo:margin-left="0.4925in" fo:text-align="justify" style:justify-single-word="false" fo:text-indent="0in" style:auto-text-indent="false"/>
      <style:text-properties fo:font-weight="normal" officeooo:paragraph-rsid="0027f456" style:font-weight-asian="normal" style:font-weight-complex="normal"/>
    </style:style>
    <style:style style:name="P44" style:family="paragraph" style:parent-style-name="Standard" style:list-style-name="L23">
      <style:paragraph-properties fo:text-align="justify" style:justify-single-word="false"/>
      <style:text-properties fo:font-weight="normal" officeooo:paragraph-rsid="0027f456" style:font-weight-asian="normal" style:font-weight-complex="normal"/>
    </style:style>
    <style:style style:name="P45" style:family="paragraph" style:parent-style-name="Standard" style:list-style-name="L24">
      <style:paragraph-properties fo:text-align="justify" style:justify-single-word="false"/>
      <style:text-properties fo:font-weight="normal" officeooo:paragraph-rsid="0027f456" style:font-weight-asian="normal" style:font-weight-complex="normal"/>
    </style:style>
    <style:style style:name="P46" style:family="paragraph" style:parent-style-name="Standard" style:list-style-name="L25">
      <style:paragraph-properties fo:text-align="justify" style:justify-single-word="false"/>
      <style:text-properties fo:font-weight="normal" officeooo:paragraph-rsid="0027f456" style:font-weight-asian="normal" style:font-weight-complex="normal"/>
    </style:style>
    <style:style style:name="P47" style:family="paragraph" style:parent-style-name="Standard" style:list-style-name="L26">
      <style:paragraph-properties fo:text-align="justify" style:justify-single-word="false"/>
      <style:text-properties fo:font-weight="normal" officeooo:paragraph-rsid="0027f456" style:font-weight-asian="normal" style:font-weight-complex="normal"/>
    </style:style>
    <style:style style:name="P48" style:family="paragraph" style:parent-style-name="Standard" style:list-style-name="L27">
      <style:paragraph-properties fo:text-align="justify" style:justify-single-word="false"/>
      <style:text-properties fo:font-weight="normal" officeooo:paragraph-rsid="0027f456" style:font-weight-asian="normal" style:font-weight-complex="normal"/>
    </style:style>
    <style:style style:name="P49" style:family="paragraph" style:parent-style-name="Standard" style:list-style-name="L28">
      <style:paragraph-properties fo:text-align="justify" style:justify-single-word="false"/>
      <style:text-properties fo:font-weight="normal" officeooo:paragraph-rsid="0027f456" style:font-weight-asian="normal" style:font-weight-complex="normal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fo:font-style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/>
    </style:style>
    <style:style style:name="T5" style:family="text">
      <style:text-properties officeooo:rsid="0019a45c"/>
    </style:style>
    <style:style style:name="T6" style:family="text">
      <style:text-properties fo:font-weight="bold" officeooo:rsid="00216cf5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italic"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P3 de Banco de dados</text:p>
      <text:p text:style-name="P2"/>
      <text:p text:style-name="P2"/>
      <text:list xml:id="list3785999450" text:style-name="L1">
        <text:list-item>
          <text:p text:style-name="P3">Organização de Arquivos (Resumo do <text:span text:style-name="T1">organizacao.arquivos.pdf</text:span>) </text:p>
          <text:p text:style-name="P4">Este tópico foca em <text:span text:style-name="T2">como</text:span> os dados são fisicamente armazenados no disco. </text:p>
          <text:p text:style-name="P4"/>
          <text:p text:style-name="P4"><text:span text:style-name="T3">Conceitos Fundamentais de Disco</text:span> </text:p>
          <text:p text:style-name="P5"/>
        </text:list-item>
      </text:list>
      <text:list text:style-name="L2">
        <text:list-item>
          <text:list>
            <text:list-item>
              <text:p text:style-name="P6"><text:span text:style-name="T4">Hierarquia de Memória:</text:span> Registradores &gt; Cache CPU &gt; RAM (Principal) &gt; Disco (Secundário) &gt; Fitas (Terciário). O SGBD opera principalmente entre a RAM (Buffer Pool) e o Disco.</text:p>
            </text:list-item>
            <text:list-item>
              <text:p text:style-name="P7"><text:span text:style-name="T4">Setor:</text:span> Unidade <text:span text:style-name="T2">física</text:span> indivisível do disco.</text:p>
            </text:list-item>
            <text:list-item>
              <text:p text:style-name="P7"><text:span text:style-name="T4">Bloco:</text:span> Unidade <text:span text:style-name="T2">lógica</text:span> de transferência de dados entre disco e RAM. Um bloco contém um ou mais setores. <text:span text:style-name="T4">É a unidade de E/S (I/O).</text:span></text:p>
            </text:list-item>
            <text:list-item>
              <text:p text:style-name="P7"><text:span text:style-name="T4">Cluster (Unidade de Alocação):</text:span> Unidade de alocação do sistema de arquivos (ex: NTFS).</text:p>
            </text:list-item>
            <text:list-item>
              <text:p text:style-name="P8"><text:span text:style-name="T4">Tempo de Acesso ao Bloco:</text:span> t<text:span text:style-name="T5">_</text:span>acesso​=t<text:span text:style-name="T5">_</text:span>seek​+t<text:span text:style-name="T5">_</text:span>latencia​+t<text:span text:style-name="T5">_</text:span>transferencia​ </text:p>
              <text:list>
                <text:list-item>
                  <text:p text:style-name="P6"><text:span text:style-name="T4">Seek (Busca):</text:span> Mover o braço de leitura para a trilha correta.</text:p>
                </text:list-item>
                <text:list-item>
                  <text:p text:style-name="P7"><text:span text:style-name="T4">Latência (Rotação):</text:span> Esperar o setor correto girar até a cabeça de leitura.</text:p>
                </text:list-item>
                <text:list-item>
                  <text:p text:style-name="P7"><text:span text:style-name="T4">Transferência:</text:span> Tempo para ler os dados do bloco.</text:p>
                </text:list-item>
              </text:list>
            </text:list-item>
            <text:list-item>
              <text:p text:style-name="P7"><text:span text:style-name="T4">Bufferização:</text:span> O SGBD mantém cópias dos blocos de disco na RAM (em um "Pool de Buffers") para acelerar o acesso. </text:p>
              <text:list>
                <text:list-item>
                  <text:p text:style-name="P7"><text:span text:style-name="T4">Política de Substituição:</text:span> Decide quem sai do buffer quando ele está cheio. Ex: <text:span text:style-name="T4">LRU</text:span> (Least Recently Used - O menos usado recentemente) é a mais comum. </text:p>
                </text:list-item>
              </text:list>
            </text:list-item>
          </text:list>
        </text:list-item>
      </text:list>
      <text:p text:style-name="P9"/>
      <text:p text:style-name="P10"><text:span text:style-name="T3">Fórmulas Essenciais: Registros e Blocos</text:span> </text:p>
      <text:p text:style-name="P10">(Isso é <text:span text:style-name="T4">crucial</text:span> para as questões da prova - Q1a, por exemplo) </text:p>
      <text:p text:style-name="P10"><text:span text:style-name="T3">Variáveis</text:span>: </text:p>
      <text:list text:style-name="L3">
        <text:list-item>
          <text:p text:style-name="P11">B: Tamanho do Bloco (em bytes) </text:p>
        </text:list-item>
        <text:list-item>
          <text:p text:style-name="P11">R: Tamanho do Registro (em bytes) </text:p>
        </text:list-item>
        <text:list-item>
          <text:p text:style-name="P11">r: Número total de registros no arquivo </text:p>
        </text:list-item>
        <text:list-item>
          <text:p text:style-name="P11">P: Tamanho do ponteiro de bloco (bytes) </text:p>
        </text:list-item>
      </text:list>
      <text:p text:style-name="P10"><text:span text:style-name="T4">Cálculos:</text:span> </text:p>
      <text:list text:style-name="L4">
        <text:list-item>
          <text:list>
            <text:list-item>
              <text:p text:style-name="P12"><text:span text:style-name="T4">Fator de Bloco (fb) - </text:span><text:span text:style-name="Source_20_Text"><text:span text:style-name="T4">Não Espalhada</text:span></text:span><text:span text:style-name="T4">:</text:span> Quantos registros cabem inteiros em um bloco. </text:p>
            </text:list-item>
          </text:list>
        </text:list-item>
      </text:list>
      <text:p text:style-name="P13">fb=⌊(B/R)⌋ (chão/floor) </text:p>
      <text:list text:continue-numbering="true" text:style-name="L4">
        <text:list-item>
          <text:list>
            <text:list-item>
              <text:p text:style-name="P12"><text:soft-page-break/><text:span text:style-name="T4">Número de Blocos (b):</text:span> Quantos blocos o arquivo ocupa. 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2">b=⌈(r/fb)⌉ (teto/ceil) 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<text:span text:style-name="T3">Espaço Desperdiçado por Bloco (V)</text:span>: 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">V=B−(fb∗R)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T3">Tipos de Organização de Registros:</text:span> </text:p>
      <text:list text:style-name="L5">
        <text:list-item>
          <text:p text:style-name="P14"><text:span text:style-name="T4">Não Espalhada (</text:span><text:span text:style-name="Source_20_Text"><text:span text:style-name="T4">unspanned</text:span></text:span><text:span text:style-name="T4">):</text:span> Um registro não pode ser dividido entre dois blocos. É o padrão dos cálculos acima. </text:p>
        </text:list-item>
        <text:list-item>
          <text:p text:style-name="P14"><text:span text:style-name="T4">Espalhada (</text:span><text:span text:style-name="Source_20_Text"><text:span text:style-name="T4">spanned</text:span></text:span><text:span text:style-name="T4">):</text:span> Um registro pode ser dividido entre blocos. Útil se R&gt;B. </text:p>
        </text:list-item>
      </text:list>
      <text:p text:style-name="P10"><text:span text:style-name="T3">Métodos de Alocação de Blocos</text:span> </text:p>
      <text:list text:style-name="L6">
        <text:list-item>
          <text:p text:style-name="P15"><text:span text:style-name="T4">Contígua:</text:span> Blocos do arquivo são armazenados em sequência no disco. </text:p>
          <text:list>
            <text:list-item>
              <text:p text:style-name="P15"><text:span text:style-name="T2">Prós:</text:span> Leitura sequencial muito rápida.</text:p>
            </text:list-item>
            <text:list-item>
              <text:p text:style-name="P15"><text:span text:style-name="T2">Contras:</text:span> Difícil de expandir o arquivo.</text:p>
            </text:list-item>
          </text:list>
        </text:list-item>
        <text:list-item>
          <text:p text:style-name="P15"><text:span text:style-name="T4">Ligada (Encadeada):</text:span> Cada bloco contém um ponteiro para o próximo bloco. </text:p>
          <text:list>
            <text:list-item>
              <text:p text:style-name="P15"><text:span text:style-name="T2">Prós:</text:span> Fácil de expandir. </text:p>
            </text:list-item>
            <text:list-item>
              <text:p text:style-name="P15"><text:span text:style-name="T2">Contras:</text:span> Acesso direto impossível; lento para busca. </text:p>
            </text:list-item>
          </text:list>
        </text:list-item>
        <text:list-item>
          <text:p text:style-name="P15"><text:span text:style-name="T4">Indexada:</text:span> Um "bloco de índice" armazena ponteiros para todos os blocos de dados. </text:p>
          <text:list>
            <text:list-item>
              <text:p text:style-name="P15"><text:span text:style-name="T2">Prós:</text:span> Permite acesso direto e expansão. </text:p>
            </text:list-item>
            <text:list-item>
              <text:p text:style-name="P15"><text:span text:style-name="T2">Contras:</text:span> Custo extra do bloco de índice. </text:p>
            </text:list-item>
          </text:list>
        </text:list-item>
      </text:list>
      <text:p text:style-name="P10"><text:span text:style-name="T3">Organizações Primárias de Arquivos</text:span> </text:p>
      <text:list xml:id="list2278550655" text:style-name="L7">
        <text:list-item>
          <text:p text:style-name="P16"><text:span text:style-name="T3">Arquivo Não Ordenado (Heap)</text:span>: </text:p>
        </text:list-item>
      </text:list>
      <text:list text:style-name="L8">
        <text:list-item>
          <text:list>
            <text:list-item>
              <text:p text:style-name="P17">Registros inseridos no final. </text:p>
            </text:list-item>
            <text:list-item>
              <text:p text:style-name="P17"><text:span text:style-name="T4">Busca (chave não ordenadora):</text:span> Linear. Custo médio: b/2. Custo pior caso: b. (ver Q1b da prova) </text:p>
            </text:list-item>
            <text:list-item>
              <text:p text:style-name="P17"><text:span text:style-name="T4">Inserção:</text:span> Rápida. Custo: 1 leitura + 1 escrita (do último bloco). </text:p>
            </text:list-item>
          </text:list>
        </text:list-item>
      </text:list>
      <text:list xml:id="list192131060145773" text:continue-list="list2278550655" text:style-name="L7">
        <text:list-item>
          <text:p text:style-name="P16">Arquivo Ordenado (Sorted): </text:p>
        </text:list-item>
      </text:list>
      <text:list text:style-name="L9">
        <text:list-item>
          <text:list>
            <text:list-item>
              <text:p text:style-name="P18">Registros ordenados fisicamente por um "campo de ordenação". </text:p>
            </text:list-item>
            <text:list-item>
              <text:p text:style-name="P18"><text:span text:style-name="T6">B</text:span><text:span text:style-name="T4">usca (campo de ordenação):</text:span> Busca Binária. Custo: ⌈log2​(b)⌉. (ver Q1d da prova) </text:p>
            </text:list-item>
            <text:list-item>
              <text:p text:style-name="P18"><text:span text:style-name="T4">Busca (sequencial):</text:span> Custo médio: b/2. (ver Q1c da prova) </text:p>
            </text:list-item>
            <text:list-item>
              <text:p text:style-name="P18"><text:span text:style-name="T4">Inserção/Remoção:</text:span> Muito lentas (precisa reorganizar o arquivo). </text:p>
            </text:list-item>
          </text:list>
        </text:list-item>
      </text:list>
      <text:list text:continue-list="list192131060145773" text:style-name="L7">
        <text:list-item>
          <text:p text:style-name="P16"><text:span text:style-name="T4">Hashing (Arquivo Direto):</text:span> </text:p>
        </text:list-item>
      </text:list>
      <text:list text:style-name="L10">
        <text:list-item>
          <text:list>
            <text:list-item>
              <text:p text:style-name="P19"><text:soft-page-break/>Uma <text:span text:style-name="T4">função hash</text:span> é aplicada ao "campo de hash" para determinar o endereço do bloco. </text:p>
            </text:list-item>
            <text:list-item>
              <text:p text:style-name="P19"><text:span text:style-name="T4">Busca (campo de hash):</text:span> Muito rápida. Idealmente 1 acesso. </text:p>
              <text:list>
                <text:list-item>
                  <text:p text:style-name="P19"><text:span text:style-name="T4">Colisão:</text:span> Ocorre quando a função hash gera o mesmo endereço para chaves diferentes. </text:p>
                  <text:list>
                    <text:list-item>
                      <text:p text:style-name="P19"><text:span text:style-name="T2">Tratamento:</text:span> Endereçamento Aberto (procura próximo slot) ou Encadeamento (lista ligada de registros no mesmo "bucket"). </text:p>
                    </text:list-item>
                  </text:list>
                </text:list-item>
                <text:list-item>
                  <text:p text:style-name="P19"><text:span text:style-name="T4">Hashing Externo:</text:span> Usa <text:span text:style-name="T2">buckets</text:span> (agrupamentos) que podem ser 1 ou mais blocos. </text:p>
                </text:list-item>
              </text:list>
            </text:list-item>
          </text:list>
        </text:list-item>
      </text:list>
      <text:list xml:id="list192131609779323" text:continue-list="list3785999450" text:style-name="L1">
        <text:list-item>
          <text:p text:style-name="P3">Métodos de Acesso (Resumo do <text:span text:style-name="T7">metodos_de_acesso.pdf</text:span>)</text:p>
          <text:p text:style-name="P3"/>
          <text:p text:style-name="P3"><text:span text:style-name="T8">Este tópico foca em índices: estruturas auxiliares para acelerar a busca.</text:span> </text:p>
        </text:list-item>
      </text:list>
      <text:p text:style-name="P2"/>
      <text:p text:style-name="P20">Tipos de Índices de Nível Único </text:p>
      <text:p text:style-name="P20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1">Tipo </text:p>
          </table:table-cell>
          <table:table-cell table:style-name="Table1.A1" office:value-type="string">
            <text:p text:style-name="P21">Baseado em... </text:p>
          </table:table-cell>
          <table:table-cell table:style-name="Table1.A1" office:value-type="string">
            <text:p text:style-name="P21">Propriedades </text:p>
          </table:table-cell>
          <table:table-cell table:style-name="Table1.D1" office:value-type="string">
            <text:p text:style-name="P21">Denso / Não Denso </text:p>
          </table:table-cell>
        </table:table-row>
        <table:table-row>
          <table:table-cell table:style-name="Table1.A2" office:value-type="string">
            <text:p text:style-name="P21"><text:span text:style-name="T9">Primário</text:span> </text:p>
          </table:table-cell>
          <table:table-cell table:style-name="Table1.A2" office:value-type="string">
            <text:p text:style-name="P22">Campo-chave <text:span text:style-name="T4">de ordenação</text:span></text:p>
          </table:table-cell>
          <table:table-cell table:style-name="Table1.A2" office:value-type="string">
            <text:p text:style-name="P22">Uma entrada de índice <text:span text:style-name="T2">por bloco</text:span> de dados. </text:p>
          </table:table-cell>
          <table:table-cell table:style-name="Table1.D2" office:value-type="string">
            <text:p text:style-name="P22"><text:span text:style-name="T4">Não Denso</text:span> </text:p>
          </table:table-cell>
        </table:table-row>
        <table:table-row>
          <table:table-cell table:style-name="Table1.A2" office:value-type="string">
            <text:p text:style-name="P21"><text:span text:style-name="T4">Clusterizado</text:span> </text:p>
          </table:table-cell>
          <table:table-cell table:style-name="Table1.A2" office:value-type="string">
            <text:p text:style-name="P22">Campo não-chave <text:span text:style-name="T4">de ordenação</text:span> </text:p>
          </table:table-cell>
          <table:table-cell table:style-name="Table1.A2" office:value-type="string">
            <text:p text:style-name="P22">Uma entrada de índice <text:span text:style-name="T2">por valor distinto</text:span> do campo. </text:p>
          </table:table-cell>
          <table:table-cell table:style-name="Table1.D2" office:value-type="string">
            <text:p text:style-name="P22"><text:span text:style-name="T4">Não Denso</text:span> </text:p>
          </table:table-cell>
        </table:table-row>
        <table:table-row>
          <table:table-cell table:style-name="Table1.A2" office:value-type="string">
            <text:p text:style-name="P21"><text:span text:style-name="T4">Secundário</text:span> </text:p>
          </table:table-cell>
          <table:table-cell table:style-name="Table1.A2" office:value-type="string">
            <text:p text:style-name="P22">Campo <text:span text:style-name="T4">não ordenado</text:span> (chave ou não-chave) </text:p>
          </table:table-cell>
          <table:table-cell table:style-name="Table1.A2" office:value-type="string">
            <text:p text:style-name="P22">Uma entrada de índice <text:span text:style-name="T2">por registro</text:span> de dados. </text:p>
          </table:table-cell>
          <table:table-cell table:style-name="Table1.D2" office:value-type="string">
            <text:p text:style-name="P22"><text:span text:style-name="T3">Denso</text:span> </text:p>
          </table:table-cell>
        </table:table-row>
      </table:table>
      <text:p text:style-name="P23"/>
      <text:list text:style-name="L11">
        <text:list-item>
          <text:p text:style-name="P24"><text:span text:style-name="T4">Denso:</text:span> Tem uma entrada de índice para CADA registro no arquivo de dados.</text:p>
        </text:list-item>
        <text:list-item>
          <text:p text:style-name="P25"><text:span text:style-name="T4">Não Denso (Esparso):</text:span> Tem entradas de índice para apenas alguns registros (ex: o primeiro de cada bloco).</text:p>
        </text:list-item>
      </text:list>
      <text:p text:style-name="P26"><text:span text:style-name="T3">Fórmulas Essenciais: Índices</text:span> </text:p>
      <text:p text:style-name="P20"><text:span text:style-name="T8">Crucial para as questões da prova - Q1e, Q1f, Q1g, Q1h, Q1i)</text:span> </text:p>
      <text:p text:style-name="P20"/>
      <text:p text:style-name="P20">Variáveis Adicionais: </text:p>
      <text:list text:style-name="L12">
        <text:list-item>
          <text:p text:style-name="P27">V: Tamanho do campo de índice (bytes) </text:p>
        </text:list-item>
        <text:list-item>
          <text:p text:style-name="P27">Ri​: Tamanho da entrada do índice (bytes) </text:p>
        </text:list-item>
        <text:list-item>
          <text:p text:style-name="P27">fbi​: Fator de bloco do índice (quantas entradas de índice cabem em 1 bloco) </text:p>
        </text:list-item>
        <text:list-item>
          <text:p text:style-name="P27">ri​: Número total de entradas no índice </text:p>
        </text:list-item>
        <text:list-item>
          <text:p text:style-name="P27">bi​: Número de blocos do índice </text:p>
          <text:p text:style-name="P27"/>
        </text:list-item>
      </text:list>
      <text:p text:style-name="P28"><text:span text:style-name="T4">Cálculos para Índices:</text:span> </text:p>
      <text:p text:style-name="P28"/>
      <text:list xml:id="list3650150489" text:style-name="L13">
        <text:list-item>
          <text:p text:style-name="P29"><text:span text:style-name="T3">Tamanho da Entrada de Índice (Ri​)</text:span>: </text:p>
          <text:list>
            <text:list-item>
              <text:list>
                <text:list-header>
                  <text:p text:style-name="P29">Ri​=V+P (Campo de índice + Ponteiro de Bloco) </text:p>
                </text:list-header>
              </text:list>
            </text:list-item>
          </text:list>
        </text:list-item>
        <text:list-item>
          <text:p text:style-name="P29"><text:span text:style-name="T3">Fator de Bloco do Índice (fbi​)</text:span>: </text:p>
          <text:list>
            <text:list-item>
              <text:list>
                <text:list-header>
                  <text:p text:style-name="P29">fbi​=⌊(B/Ri​)⌋ </text:p>
                </text:list-header>
              </text:list>
            </text:list-item>
          </text:list>
        </text:list-item>
        <text:list-item>
          <text:p text:style-name="P29"><text:span text:style-name="T3">Número de Entradas de Índice (ri​)</text:span>: </text:p>
        </text:list-item>
      </text:list>
      <text:list text:style-name="L14">
        <text:list-item>
          <text:list>
            <text:list-item>
              <text:p text:style-name="P30"><text:span text:style-name="T4">Índice Primário:</text:span> ri​=b (nº de blocos de dados) </text:p>
            </text:list-item>
            <text:list-item>
              <text:p text:style-name="P30"><text:soft-page-break/><text:span text:style-name="T4">Índice Secundário (denso):</text:span> ri​=r (nº de registros de dados) </text:p>
            </text:list-item>
            <text:list-item>
              <text:p text:style-name="P30"><text:span text:style-name="T4">Índice Clusterizado:</text:span> $r_i = $ (nº de valores distintos do campo) </text:p>
            </text:list-item>
          </text:list>
        </text:list-item>
      </text:list>
      <text:list xml:id="list192132815601457" text:continue-list="list3650150489" text:style-name="L13">
        <text:list-item>
          <text:p text:style-name="P29"><text:span text:style-name="T4">Número de Blocos do Índice (bi​):</text:span> (Isto é o Q1e da prova) </text:p>
          <text:list>
            <text:list-item>
              <text:list>
                <text:list-header>
                  <text:p text:style-name="P29">bi​=⌈(ri​/fbi​)⌉ </text:p>
                </text:list-header>
              </text:list>
            </text:list-item>
          </text:list>
        </text:list-item>
        <text:list-item>
          <text:p text:style-name="P29"><text:span text:style-name="T4">Custo da Busca (com Índice de Nível Único):</text:span> (Isto é o Q1f da prova) </text:p>
          <text:list>
            <text:list-header>
              <text:p text:style-name="P29">Custo = ⌈log2​(bi​)⌉+1 (Busca binária nos blocos de índice + 1 acesso ao bloco de dados) </text:p>
            </text:list-header>
          </text:list>
        </text:list-item>
      </text:list>
      <text:p text:style-name="P28"><text:span text:style-name="T3">Índices Multinível</text:span> </text:p>
      <text:p text:style-name="P28"/>
      <text:list text:style-name="L15">
        <text:list-item>
          <text:p text:style-name="P31"><text:span text:style-name="T4">Problema:</text:span> Se o arquivo de índice (bi​) for muito grande, a busca binária nele (⌈log2​(bi​)⌉) ainda é lenta. </text:p>
        </text:list-item>
        <text:list-item>
          <text:p text:style-name="P31"><text:span text:style-name="T4">Solução:</text:span> Criar um índice <text:span text:style-name="T2">para o índice</text:span>. </text:p>
        </text:list-item>
        <text:list-item>
          <text:p text:style-name="P31"><text:span text:style-name="T4">Fan-Out (fo):</text:span> É o mesmo que fbi​. É o número de ponteiros por bloco de índice. </text:p>
        </text:list-item>
        <text:list-item>
          <text:p text:style-name="P31"><text:span text:style-name="T3">Custo da Busca (Multinível)</text:span>: </text:p>
          <text:list>
            <text:list-header>
              <text:p text:style-name="P31">Custo = t+1 Onde t é o número de níveis. </text:p>
            </text:list-header>
          </text:list>
        </text:list-item>
        <text:list-item>
          <text:p text:style-name="P31"><text:span text:style-name="T4">Número de Níveis (t):</text:span> (Isto é o Q1g da prova) </text:p>
          <text:p text:style-name="P31"/>
          <text:p text:style-name="P31">t=1+⌈logfo​(b1​)⌉ (onde b1​ é o nº de blocos do 1º nível) <text:span text:style-name="T2">Exemplo de cálculo (Q1g/h):</text:span> <text:span text:style-name="T2">Nível 1: b1​=36.647 blocos (do Q1e)</text:span> <text:span text:style-name="T2">fo=307 (Cálculo da prova: fbi​=⌊(3072/(4+6))⌋=307)</text:span> <text:span text:style-name="T2">Nível 2: b2​=⌈(b1​/fo)⌉=⌈(36647/307)⌉=120 blocos</text:span> <text:span text:style-name="T2">Nível 3: b3​=⌈(b2​/fo)⌉=⌈(120/307)⌉=1 bloco</text:span> <text:span text:style-name="T2">Total de Níveis: 3</text:span> <text:span text:style-name="T2">Total de Blocos: b1​+b2​+b3​=36647+120+1=36.768 (Ops, a prova tem um cálculo diferente. Vamos seguir a lógica da prova: Q1e = 115 blocos. fo=⌊(3072/(4+6))⌋=307. b2​=⌈(115/307)⌉=1. Total de níveis = 2. Total de blocos = 115 + 1 = 116. --- A prova tem gabaritos estranhos, mas a lógica de cálculo é esta. Revise os cálculos da Q1 da prova, parecem ter erros internos, mas o </text:span><text:span text:style-name="T10">método</text:span><text:span text:style-name="T2"> é o que importa.)</text:span> </text:p>
        </text:list-item>
      </text:list>
      <text:p text:style-name="P32"/>
      <text:p text:style-name="P28"><text:span text:style-name="T3">Árvores B e B+ (Índices Dinâmicos)</text:span> </text:p>
      <text:p text:style-name="P28"/>
      <text:list text:style-name="L16">
        <text:list-item>
          <text:p text:style-name="P33"><text:span text:style-name="T4">Problema:</text:span> Inserção/Remoção em arquivos ordenados (e em índices estáticos) é muito custosa. </text:p>
        </text:list-item>
        <text:list-item>
          <text:p text:style-name="P33"><text:span text:style-name="T4">Solução:</text:span> Árvores B/B+ são auto-balanceadas. </text:p>
        </text:list-item>
        <text:list-item>
          <text:p text:style-name="P33">Árvore B: </text:p>
          <text:list>
            <text:list-item>
              <text:p text:style-name="P33">Armazena ponteiros de dados <text:span text:style-name="T2">e</text:span> ponteiros de árvore em <text:span text:style-name="T4">todos</text:span> os nós (internos e folhas). </text:p>
            </text:list-item>
          </text:list>
        </text:list-item>
        <text:list-item>
          <text:p text:style-name="P33"><text:span text:style-name="T4">Árvore B+:</text:span> (Mais usada em SGBDs) </text:p>
          <text:list>
            <text:list-item>
              <text:p text:style-name="P33"><text:span text:style-name="T4">Nós Internos:</text:span> Contêm apenas chaves de índice e ponteiros de árvore (para outros nós). </text:p>
            </text:list-item>
            <text:list-item>
              <text:p text:style-name="P33"><text:span text:style-name="T4">Nós Folha:</text:span> Contêm as chaves de índice e ponteiros de <text:span text:style-name="T2">dados</text:span> (para os registros). </text:p>
            </text:list-item>
            <text:list-item>
              <text:p text:style-name="P33"><text:span text:style-name="T4">Vantagem:</text:span> Nós internos são mais compactos (cabe mais ponteiros, fo é maior), e os nós folha são ligados por ponteiros "Ppróximo", permitindo varredura sequencial (ORDER BY) muito rápida. </text:p>
              <text:p text:style-name="P33"/>
            </text:list-item>
          </text:list>
        </text:list-item>
      </text:list>
      <text:p text:style-name="P28"><text:span text:style-name="T4">Fórmulas de Ordem (p) para Árvore B+:</text:span> </text:p>
      <text:p text:style-name="P28"/>
      <text:list text:style-name="L17">
        <text:list-item>
          <text:p text:style-name="P34"><text:span text:style-name="T4">Ordem (p) - Nó Interno:</text:span> (Quantos ponteiros de árvore cabem) </text:p>
          <text:list>
            <text:list-header>
              <text:p text:style-name="P34">(p⋅P)+((p−1)⋅V)≤B </text:p>
            </text:list-header>
          </text:list>
        </text:list-item>
        <text:list-item>
          <text:p text:style-name="P34"><text:span text:style-name="T4">Ordem (pfolha​) - Nó Folha:</text:span> (Quantas entradas de dados cabem) </text:p>
          <text:list>
            <text:list-header>
              <text:p text:style-name="P34">(pfolha​⋅(Pr+V))+P≤B (Onde Pr é o ponteiro de registro/dados) </text:p>
            </text:list-header>
          </text:list>
        </text:list-item>
      </text:list>
      <text:list text:continue-list="list192132815601457" text:style-name="L13">
        <text:list-header>
          <text:p text:style-name="P29"/>
        </text:list-header>
      </text:list>
      <text:list text:continue-list="list192131609779323" text:style-name="L1">
        <text:list-item>
          <text:p text:style-name="P3">Otimização de Consultas (Resumo do <text:span text:style-name="T7">POC-final.pdf</text:span>)</text:p>
          <text:p text:style-name="P4">Este tópico foca em <text:span text:style-name="T2">como</text:span> o SGBD decide a <text:span text:style-name="T2">melhor forma</text:span> de executar uma consulta SQL. </text:p>
        </text:list-item>
      </text:list>
      <text:p text:style-name="P32"><text:soft-page-break/></text:p>
      <text:p text:style-name="P28"><text:span text:style-name="T3">Fases do Processamento de Consultas</text:span> </text:p>
      <text:p text:style-name="P28"/>
      <text:list xml:id="list2182679040" text:style-name="L18">
        <text:list-item>
          <text:p text:style-name="P35"><text:span text:style-name="T3">Varrer, Analisar, Validar (Parser)</text:span>: </text:p>
        </text:list-item>
      </text:list>
      <text:list text:style-name="L19">
        <text:list-item>
          <text:list>
            <text:list-item>
              <text:p text:style-name="P36">Verifica sintaxe, semântica, permissões. </text:p>
            </text:list-item>
            <text:list-item>
              <text:p text:style-name="P36">Converte SQL para uma representação interna (ex: Árvore de Consulta). </text:p>
            </text:list-item>
          </text:list>
        </text:list-item>
      </text:list>
      <text:list xml:id="list192131003374761" text:continue-list="list2182679040" text:style-name="L18">
        <text:list-item>
          <text:p text:style-name="P35"><text:span text:style-name="T3">Otimizar</text:span>: </text:p>
        </text:list-item>
      </text:list>
      <text:list text:style-name="L20">
        <text:list-item>
          <text:list>
            <text:list-item>
              <text:p text:style-name="P37">Gera vários "Planos de Execução" equivalentes. </text:p>
            </text:list-item>
            <text:list-item>
              <text:p text:style-name="P37">Escolhe o plano com o <text:span text:style-name="T4">menor custo estimado</text:span>. </text:p>
            </text:list-item>
            <text:list-item>
              <text:p text:style-name="P37">Esta é a etapa mais importante. </text:p>
            </text:list-item>
          </text:list>
        </text:list-item>
      </text:list>
      <text:list xml:id="list192132135103507" text:continue-list="list192131003374761" text:style-name="L18">
        <text:list-item>
          <text:p text:style-name="P38"><text:span text:style-name="T3">Gerar Código</text:span>: </text:p>
        </text:list-item>
      </text:list>
      <text:list text:style-name="L21">
        <text:list-item>
          <text:list>
            <text:list-item>
              <text:p text:style-name="P39">Cria o código (compilado ou interpretado) para executar o plano. </text:p>
            </text:list-item>
          </text:list>
        </text:list-item>
      </text:list>
      <text:list text:continue-list="list192132135103507" text:style-name="L18">
        <text:list-item>
          <text:p text:style-name="P40"><text:span text:style-name="T3">Executar</text:span>: </text:p>
        </text:list-item>
      </text:list>
      <text:list text:style-name="L22">
        <text:list-item>
          <text:list>
            <text:list-item>
              <text:p text:style-name="P41">Roda o código e retorna o resultado. </text:p>
            </text:list-item>
          </text:list>
        </text:list-item>
      </text:list>
      <text:p text:style-name="P42"/>
      <text:p text:style-name="P43"><text:span text:style-name="T3">Técnicas de Otimização</text:span> </text:p>
      <text:p text:style-name="P43"/>
      <text:p text:style-name="P43">Existem duas técnicas principais, que podem ser combinadas: </text:p>
      <text:p text:style-name="P43"/>
      <text:list xml:id="list1141571188" text:style-name="L23">
        <text:list-item>
          <text:p text:style-name="P44"><text:span text:style-name="T3">Otimização Heurística (Baseada em Regras)</text:span>: </text:p>
        </text:list-item>
      </text:list>
      <text:list text:style-name="L24">
        <text:list-item>
          <text:list>
            <text:list-item>
              <text:p text:style-name="P45">Usa regras de ouro para transformar a Árvore de Consulta em uma forma <text:span text:style-name="T2">geralmente</text:span> mais rápida. </text:p>
            </text:list-item>
            <text:list-item>
              <text:p text:style-name="P45"><text:span text:style-name="T3">REGRA MAIS IMPORTANTE</text:span>: </text:p>
              <text:list>
                <text:list-header>
                  <text:p text:style-name="P45"><text:span text:style-name="T3">Empurrar Seleções (σ) e Projeções (π) para baixo na árvore.</text:span> </text:p>
                </text:list-header>
              </text:list>
            </text:list-item>
            <text:list-item>
              <text:p text:style-name="P45"><text:span text:style-name="T2">Por quê?</text:span> Para reduzir o tamanho das tabelas <text:span text:style-name="T2">antes</text:span> de operações caras como Junções (⋈) ou Produto Cartesiano (X). </text:p>
            </text:list-item>
            <text:list-item>
              <text:p text:style-name="P45"><text:span text:style-name="T3">Exemplo</text:span>: </text:p>
              <text:list>
                <text:list-item>
                  <text:p text:style-name="P45"><text:span text:style-name="T2">Ruim:</text:span> πnome​(σsalario&gt;50k​(Emp×Dep)) </text:p>
                </text:list-item>
                <text:list-item>
                  <text:p text:style-name="P45"><text:span text:style-name="T2">Bom:</text:span> πnome​(σsalario&gt;50k​(Emp)×Dep) </text:p>
                </text:list-item>
              </text:list>
            </text:list-item>
            <text:list-item>
              <text:p text:style-name="P45">Outras regras: </text:p>
              <text:list>
                <text:list-item>
                  <text:p text:style-name="P45">Converter (σ + X) em Junção (⋈). </text:p>
                </text:list-item>
                <text:list-item>
                  <text:p text:style-name="P45">Reordenar junções (fazer as mais seletivas primeiro). </text:p>
                </text:list-item>
              </text:list>
            </text:list-item>
          </text:list>
        </text:list-item>
      </text:list>
      <text:list text:continue-list="list1141571188" text:style-name="L23">
        <text:list-item>
          <text:p text:style-name="P44"><text:span text:style-name="T3">Otimização Baseada em Custo</text:span>: </text:p>
        </text:list-item>
      </text:list>
      <text:list text:style-name="L25">
        <text:list-item>
          <text:list>
            <text:list-item>
              <text:p text:style-name="P46">Estima o custo de I/O (acessos a bloco) para diferentes planos e escolhe o mais barato. </text:p>
            </text:list-item>
            <text:list-item>
              <text:p text:style-name="P46">Usa estatísticas armazenadas no Catálogo (nº de registros, nº de blocos, seletividade). </text:p>
            </text:list-item>
            <text:list-item>
              <text:p text:style-name="P46"><text:span text:style-name="T4">Seletividade (sl):</text:span> Fração de registros que satisfaz uma condição (0 a 1). </text:p>
              <text:list>
                <text:list-item>
                  <text:p text:style-name="P46"><text:span text:style-name="T2">Chave primária (ex: id=5):</text:span> sl=1/r </text:p>
                </text:list-item>
                <text:list-item>
                  <text:p text:style-name="P46"><text:span text:style-name="T2">Não-chave (ex: sexo=′F′):</text:span> sl=1/d (onde d é nº de valores distintos) </text:p>
                </text:list-item>
              </text:list>
            </text:list-item>
            <text:list-item>
              <text:p text:style-name="P46"><text:span text:style-name="T4">Cardinalidade (cs):</text:span> Nº de registros esperados. cs=sl⋅r </text:p>
            </text:list-item>
          </text:list>
        </text:list-item>
      </text:list>
      <text:p text:style-name="P42"/>
      <text:p text:style-name="P42"/>
      <text:p text:style-name="P43"><text:span text:style-name="T3">Estimativas de Custo para Operações</text:span> </text:p>
      <text:p text:style-name="P43"/>
      <text:p text:style-name="P43">(Este é o "coração" da otimização baseada em custo) </text:p>
      <text:p text:style-name="P43"/>
      <text:p text:style-name="P43"><text:span text:style-name="T3">Custo da Operação SELEÇÃO (σ)</text:span> </text:p>
      <text:list text:style-name="L26">
        <text:list-item>
          <text:p text:style-name="P47">S1 (Busca Linear): </text:p>
          <text:list>
            <text:list-item>
              <text:p text:style-name="P47">C=b (sem chave) </text:p>
            </text:list-item>
            <text:list-item>
              <text:p text:style-name="P47">C=b/2 (com chave, na média) </text:p>
            </text:list-item>
          </text:list>
        </text:list-item>
        <text:list-item>
          <text:p text:style-name="P47"><text:span text:style-name="T4">S2 (Busca Binária):</text:span> (Arquivo deve estar ordenado) </text:p>
          <text:list>
            <text:list-item>
              <text:p text:style-name="P47"><text:soft-page-break/>C=⌈log2​(b)⌉ </text:p>
            </text:list-item>
          </text:list>
        </text:list-item>
        <text:list-item>
          <text:p text:style-name="P47"><text:span text:style-name="T3">S3 (Índice Primário / Chave Hash)</text:span>: </text:p>
          <text:list>
            <text:list-item>
              <text:p text:style-name="P47">C=x+1 (onde x é o nº de níveis do índice) </text:p>
            </text:list-item>
          </text:list>
        </text:list-item>
        <text:list-item>
          <text:p text:style-name="P47"><text:span text:style-name="T3">S6 (Índice Secundário B+)</text:span>: </text:p>
          <text:list>
            <text:list-item>
              <text:p text:style-name="P47">Sobre chave: C=x+1 </text:p>
            </text:list-item>
            <text:list-item>
              <text:p text:style-name="P47">Sobre não-chave: C=x+cs (onde cs é a cardinalidade de seleção) <text:tab/></text:p>
            </text:list-item>
          </text:list>
        </text:list-item>
      </text:list>
      <text:p text:style-name="P42"/>
      <text:p text:style-name="P43"><text:span text:style-name="T3">Custo da Operação JUNÇÃO (⋈)</text:span> </text:p>
      <text:p text:style-name="P43">(Seja R a tabela externa com bR​ blocos, S a interna com bS​ blocos) </text:p>
      <text:p text:style-name="P43"/>
      <text:list text:style-name="L27">
        <text:list-item>
          <text:p text:style-name="P48"><text:span text:style-name="T3">J1 (Nested Loop - Laço Aninhado)</text:span>: </text:p>
          <text:list>
            <text:list-item>
              <text:p text:style-name="P48"><text:span text:style-name="T2">Custo (pior caso, 1 buffer por tabela):</text:span> C=bR​+(rR​⋅bS​) </text:p>
            </text:list-item>
            <text:list-item>
              <text:p text:style-name="P48"><text:span text:style-name="T2">Custo (baseado em blocos):</text:span> C=bR​+(bR​⋅bS​) </text:p>
            </text:list-item>
            <text:list-item>
              <text:p text:style-name="P48"><text:span text:style-name="T2">Custo (com </text:span><text:span text:style-name="Source_20_Text"><text:span text:style-name="T2">nB</text:span></text:span><text:span text:style-name="T2"> buffers):</text:span> C=bR​+(⌈bR​/(nB​−2)⌉⋅bS​) (Essa é a fórmula da Q2 da prova) </text:p>
            </text:list-item>
          </text:list>
        </text:list-item>
        <text:list-item>
          <text:p text:style-name="P48"><text:span text:style-name="T4">J2 (Index Join - Junção por Índice):</text:span> (Se S tem índice na chave de junção) </text:p>
          <text:list>
            <text:list-item>
              <text:p text:style-name="P48">C=bR​+(rR​⋅CindiceS​) </text:p>
            </text:list-item>
            <text:list-item>
              <text:p text:style-name="P48">Onde CindiceS​ é o custo de buscar um registro em S usando o índice (ex: x+1 para índice primário). </text:p>
            </text:list-item>
          </text:list>
        </text:list-item>
        <text:list-item>
          <text:p text:style-name="P48"><text:span text:style-name="T3">J3 (Sort-Merge Join)</text:span>: </text:p>
          <text:list>
            <text:list-item>
              <text:p text:style-name="P48"><text:span text:style-name="T2">Se arquivos já ordenados:</text:span> C=bR​+bS​ </text:p>
            </text:list-item>
            <text:list-item>
              <text:p text:style-name="P48"><text:span text:style-name="T2">Se não ordenados:</text:span> C=CustoOrdenar(R)​+CustoOrdenar(S)​+(bR​+bS​) </text:p>
            </text:list-item>
          </text:list>
        </text:list-item>
        <text:list-item>
          <text:p text:style-name="P48"><text:span text:style-name="T3">J4 (Hash Join)</text:span>: </text:p>
          <text:list>
            <text:list-item>
              <text:p text:style-name="P48">C≈3⋅(bR​+bS​) (Fase de partição + Fase de sondagem) </text:p>
            </text:list-item>
          </text:list>
        </text:list-item>
      </text:list>
      <text:p text:style-name="P42"/>
      <text:p text:style-name="P43"><text:span text:style-name="T3">Custo da Ordenação Externa (Sort-Merge Algorithm)</text:span> </text:p>
      <text:p text:style-name="P43"/>
      <text:list text:style-name="L28">
        <text:list-item>
          <text:p text:style-name="P49">Usado para ORDER BY, GROUP BY, e Junção J3. </text:p>
        </text:list-item>
        <text:list-item>
          <text:p text:style-name="P49"><text:span text:style-name="T3">Fase 1 (Sort - Ordenação)</text:span>: </text:p>
          <text:list>
            <text:list-item>
              <text:p text:style-name="P49">Nº de "runs" (sub-arquivos ordenados): nRun​=⌈(b/nBuffer​)⌉ </text:p>
            </text:list-item>
            <text:list-item>
              <text:p text:style-name="P49">Custo da Fase 1: 2⋅b (lê todos os blocos, ordena na memória, escreve todos os blocos) </text:p>
            </text:list-item>
          </text:list>
        </text:list-item>
        <text:list-item>
          <text:p text:style-name="P49"><text:span text:style-name="T3">Fase 2 (Merge - Intercalação)</text:span>: </text:p>
          <text:list>
            <text:list-item>
              <text:p text:style-name="P49">Grau de intercalação (quantos "runs" mescla por vez): gMerge​=nBuffer​−1 </text:p>
            </text:list-item>
            <text:list-item>
              <text:p text:style-name="P49">Nº de "passes" (passos de intercalação): nPass​=⌈loggMerge​(nRun​)⌉ </text:p>
            </text:list-item>
            <text:list-item>
              <text:p text:style-name="P49">Custo da Fase 2: nPass​⋅(2⋅b) (lê e escreve todos os blocos em cada passo) </text:p>
            </text:list-item>
          </text:list>
        </text:list-item>
        <text:list-item>
          <text:p text:style-name="P49"><text:span text:style-name="T4">Custo Total:</text:span> Custo=(2⋅b)+((2⋅b)⋅⌈loggMerge​(nRun​)⌉)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5T18:56:43.918721600</meta:creation-date>
    <meta:generator>LibreOffice/25.2.6.2$Windows_X86_64 LibreOffice_project/729c5bfe710f5eb71ed3bbde9e06a6065e9c6c5d</meta:generator>
    <dc:date>2025-11-15T19:21:30.819839200</dc:date>
    <meta:editing-duration>PT24M35S</meta:editing-duration>
    <meta:editing-cycles>27</meta:editing-cycles>
    <meta:document-statistic meta:table-count="1" meta:image-count="0" meta:object-count="0" meta:page-count="6" meta:paragraph-count="195" meta:word-count="1475" meta:character-count="10356" meta:non-whitespace-character-count="7211"/>
  </office:meta>
</office:document-meta>
</file>